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3fe82"/>
    </style:style>
    <style:style style:name="P2" style:family="paragraph" style:parent-style-name="Preformatted_20_Text">
      <style:text-properties officeooo:rsid="0005aeb9" officeooo:paragraph-rsid="0003fe82"/>
    </style:style>
    <style:style style:name="P3" style:family="paragraph" style:parent-style-name="Preformatted_20_Text">
      <style:text-properties officeooo:rsid="00062647" officeooo:paragraph-rsid="0003fe82"/>
    </style:style>
    <style:style style:name="P4" style:family="paragraph" style:parent-style-name="Preformatted_20_Text">
      <style:text-properties officeooo:rsid="000669d1" officeooo:paragraph-rsid="0003fe82"/>
    </style:style>
    <style:style style:name="P5" style:family="paragraph" style:parent-style-name="Preformatted_20_Text">
      <style:text-properties officeooo:paragraph-rsid="0003fe82"/>
    </style:style>
    <style:style style:name="P6" style:family="paragraph" style:parent-style-name="Preformatted_20_Text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5aeb9" officeooo:paragraph-rsid="0003fe82" style:font-size-asian="22pt" style:font-weight-asian="bold" style:font-size-complex="22pt" style:font-weight-complex="bold"/>
    </style:style>
    <style:style style:name="T1" style:family="text">
      <style:text-properties officeooo:rsid="0003fe82"/>
    </style:style>
    <style:style style:name="T2" style:family="text">
      <style:text-properties officeooo:rsid="00062647"/>
    </style:style>
    <style:style style:name="T3" style:family="text">
      <style:text-properties officeooo:rsid="000669d1"/>
    </style:style>
    <style:style style:name="T4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hier des charges</text:p>
      <text:p text:style-name="P2"/>
      <text:p text:style-name="P2"/>
      <text:p text:style-name="P2">Phase d'apprentissage des visages et ensuite detections </text:p>
      <text:p text:style-name="P2"><text:tab/>- 2 modules différents</text:p>
      <text:p text:style-name="P2"/>
      <text:p text:style-name="P2">Reconnaître la balle : <text:line-break/><text:tab/>- module deja present sur choregraphe et naosim</text:p>
      <text:p text:style-name="P2"/>
      <text:p text:style-name="P2">En python : </text:p>
      <text:p text:style-name="P2"><text:tab/>- detection d'obstacle</text:p>
      <text:p text:style-name="P2"><text:tab/>- modifications de certains modules</text:p>
      <text:p text:style-name="P2"><text:tab/>- fabrication de nouveaux modules (calculs de trajectoires/reconnaissance faciale)</text:p>
      <text:p text:style-name="P2"/>
      <text:p text:style-name="P2"/>
      <text:p text:style-name="P2"/>
      <text:p text:style-name="P2"/>
      <text:p text:style-name="P2"/>
      <text:p text:style-name="P3">Modules : </text:p>
      <text:p text:style-name="P3"><text:tab/>Facial recognition <text:tab/><text:tab/>-<text:tab/><text:tab/>jean robin</text:p>
      <text:p text:style-name="P5"><text:span text:style-name="T2"><text:tab/>Saisie<text:tab/><text:tab/><text:tab/><text:tab/>-<text:tab/><text:tab/></text:span><text:span text:style-name="T3">Mathieu / Jordan</text:span></text:p>
      <text:p text:style-name="P5"><text:span text:style-name="T2"><text:tab/>Donner<text:tab/><text:tab/><text:tab/><text:tab/></text:span><text:span text:style-name="T3">-<text:tab/><text:tab/>Thomas / Nicolas</text:span></text:p>
      <text:p text:style-name="P5"><text:span text:style-name="T2"><text:tab/>naviguer/obstaacle<text:tab/><text:tab/></text:span><text:span text:style-name="T3">-<text:tab/><text:tab/>Mohammed</text:span></text:p>
      <text:p text:style-name="P5"><text:span text:style-name="T2"><text:tab/>Localisation<text:tab/><text:tab/><text:tab/></text:span><text:span text:style-name="T3">-<text:tab/><text:tab/>Dioco / Adrien </text:span></text:p>
      <text:p text:style-name="P4"/>
      <text:p text:style-name="P4"/>
      <text:p text:style-name="P4"/>
      <text:p text:style-name="P2"/>
      <text:p text:style-name="P2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n4ck </meta:initial-creator>
    <meta:creation-date>2013-02-03T18:49:41</meta:creation-date>
    <dc:date>2013-02-03T18:54:05</dc:date>
    <dc:creator>cyn4ck </dc:creator>
    <meta:editing-duration>P0D</meta:editing-duration>
    <meta:editing-cycles>1</meta:editing-cycles>
    <meta:document-statistic meta:table-count="0" meta:image-count="0" meta:object-count="0" meta:page-count="1" meta:paragraph-count="14" meta:word-count="71" meta:character-count="494" meta:non-whitespace-character-count="406"/>
    <meta:generator>LibreOffice/3.6$Linux_x86 LibreOffice_project/360m1$Build-2</meta:generator>
  </office:meta>
</office:document-meta>
</file>